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17.8cm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9.5cm"/>
    </style:style>
    <style:style style:name="gr3" style:family="graphic" style:parent-style-name="title2">
      <style:graphic-properties draw:textarea-vertical-align="middle" draw:auto-grow-height="false" draw:auto-grow-width="false" draw:fit-to-size="shrink-to-fit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10" style:family="graphic" style:parent-style-name="standard">
      <style:graphic-properties draw:textarea-vertical-align="middle" fo:min-height="0cm" fo:min-width="0cm" fo:wrap-option="wrap"/>
    </style:style>
    <style:style style:name="gr11" style:family="graphic" style:parent-style-name="standard">
      <style:graphic-properties draw:fill-color="#eb613d" draw:textarea-vertical-align="middle" draw:auto-grow-height="false" fo:min-height="0.65cm" fo:min-width="7.5cm"/>
    </style:style>
    <style:style style:name="gr12" style:family="graphic" style:parent-style-name="standard">
      <style:graphic-properties draw:stroke="none" svg:stroke-color="#000000" draw:fill="none" draw:fill-color="#ffffff" fo:min-height="1.593cm"/>
    </style:style>
    <style:style style:name="gr13" style:family="graphic" style:parent-style-name="standard">
      <style:graphic-properties draw:stroke="none" svg:stroke-color="#000000" draw:fill="none" draw:fill-color="#ffffff" fo:min-height="0.479cm"/>
    </style:style>
    <style:style style:name="gr14" style:family="graphic" style:parent-style-name="standard">
      <style:graphic-properties draw:stroke="none" draw:fill="none" fo:min-height="0.557cm"/>
    </style:style>
    <style:style style:name="gr15" style:family="graphic" style:parent-style-name="standard">
      <style:graphic-properties draw:stroke="none" svg:stroke-color="#000000" draw:fill="none" draw:fill-color="#ffffff" fo:min-height="0.2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b613d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use-window-font-color="true" fo:font-size="20pt" fo:text-shadow="1pt 1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3cm" svg:height="6.5cm" svg:x="5cm" svg:y="4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5.8cm" svg:x="1.8cm" svg:y="13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cm" svg:height="0.673cm" svg:x="8.6cm" svg:y="18.227cm">
          <draw:text-box>
            <text:p>Docker compose</text:p>
          </draw:text-box>
        </draw:frame>
        <draw:custom-shape draw:style-name="gr4" draw:text-style-name="P1" draw:layer="layout" svg:width="4.6cm" svg:height="1.4cm" svg:x="7cm" svg:y="15.7cm">
          <text:p text:style-name="P1">ElasticSear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cm" svg:x="1.9cm" svg:y="13.6cm">
          <text:p text:style-name="P1">KibanaPublic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3cm" svg:y1="2.3cm" svg:x2="8.2cm" svg:y2="5.3cm">
          <text:p/>
        </draw:line>
        <draw:frame draw:style-name="gr7" draw:text-style-name="P3" draw:layer="layout" svg:width="3.11cm" svg:height="0.962cm" svg:x="7.709cm" svg:y="5.538cm">
          <draw:text-box>
            <text:p>customer</text:p>
          </draw:text-box>
        </draw:frame>
        <draw:line draw:style-name="gr6" draw:text-style-name="P2" draw:layer="layout" svg:x1="8.4cm" svg:y1="6.7cm" svg:x2="6.6cm" svg:y2="7.8cm">
          <text:p/>
        </draw:line>
        <draw:custom-shape draw:style-name="gr8" draw:text-style-name="P1" draw:layer="layout" svg:width="3.3cm" svg:height="0.9cm" svg:x="5.7cm" svg:y="13.6cm">
          <text:p text:style-name="P1">KibanaEdit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1cm" svg:y1="2.3cm" svg:x2="9.2cm" svg:y2="5.3cm">
          <text:p/>
        </draw:line>
        <draw:line draw:style-name="gr6" draw:text-style-name="P2" draw:layer="layout" svg:x1="8.5cm" svg:y1="6.6cm" svg:x2="13.1cm" svg:y2="8.7cm">
          <text:p/>
        </draw:line>
        <draw:line draw:style-name="gr6" draw:text-style-name="P2" draw:layer="layout" svg:x1="4cm" svg:y1="14.5cm" svg:x2="6.9cm" svg:y2="16.5cm">
          <text:p/>
        </draw:line>
        <draw:line draw:style-name="gr6" draw:text-style-name="P2" draw:layer="layout" svg:x1="7.3cm" svg:y1="14.5cm" svg:x2="8.2cm" svg:y2="15.7cm">
          <text:p/>
        </draw:line>
        <draw:custom-shape draw:style-name="gr9" draw:text-style-name="P1" draw:layer="layout" svg:width="2.6cm" svg:height="1.2cm" svg:x="9.049cm" svg:y="8.748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2.8cm" svg:y1="9.8cm" svg:x2="10.4cm" svg:y2="15.7cm">
          <text:p/>
        </draw:line>
        <draw:line draw:style-name="gr6" draw:text-style-name="P2" draw:layer="layout" svg:x1="6cm" svg:y1="10.7cm" svg:x2="4cm" svg:y2="13.5cm">
          <text:p/>
        </draw:line>
        <draw:custom-shape draw:style-name="gr9" draw:text-style-name="P1" draw:layer="layout" svg:width="2.6cm" svg:height="1.2cm" svg:x="12cm" svg:y="8.8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8.5cm" svg:y1="6.7cm" svg:x2="10cm" svg:y2="8.6cm">
          <text:p/>
        </draw:line>
        <draw:line draw:style-name="gr6" draw:text-style-name="P2" draw:layer="layout" svg:x1="9.9cm" svg:y1="10cm" svg:x2="7cm" svg:y2="13.3cm">
          <text:p/>
        </draw:line>
        <draw:frame draw:style-name="gr3" draw:layer="layout" svg:width="2.256cm" svg:height="1cm" svg:x="20.644cm" svg:y="9.5cm">
          <draw:text-box>
            <text:p>nginx proxy</text:p>
          </draw:text-box>
        </draw:frame>
        <draw:custom-shape draw:style-name="gr10" draw:layer="layout" svg:width="3.2cm" svg:height="2.384cm" svg:x="5.649cm" svg:y="8.364cm">
          <text:p>URLs Access</text:p>
          <text:p><text:s/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8cm" svg:height="0.9cm" svg:x="4.2cm" svg:y="11.7cm">
          <text:p text:style-name="P1">localhost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1cm" svg:height="1.843cm" svg:x="2cm" svg:y="18.2cm">
          <draw:text-box>
            <text:p><text:span text:style-name="T1">BiDEK</text:span></text:p>
          </draw:text-box>
        </draw:frame>
        <draw:frame draw:style-name="gr13" draw:text-style-name="P3" draw:layer="layout" svg:width="7.6cm" svg:height="0.729cm" svg:x="0.8cm" svg:y="1.271cm">
          <draw:text-box>
            <text:p><text:span text:style-name="T2">https://kibana.bitergia.com/customer</text:span></text:p>
          </draw:text-box>
        </draw:frame>
        <draw:frame draw:style-name="gr14" draw:text-style-name="P7" draw:layer="layout" svg:width="8.643cm" svg:height="0.807cm" svg:x="8.557cm" svg:y="1.293cm">
          <draw:text-box>
            <text:p text:style-name="P6"><text:span text:style-name="T2">https://kibana.bitergia.com/customer-edit</text:span></text:p>
          </draw:text-box>
        </draw:frame>
        <draw:frame draw:style-name="gr15" draw:text-style-name="P8" draw:layer="layout" svg:width="9.7cm" svg:height="0.729cm" svg:x="17cm" svg:y="1.4cm">
          <draw:text-box>
            <text:p text:style-name="P6"><text:span text:style-name="T2">https://elasticsearch.bitergia.com/customer</text:span></text:p>
          </draw:text-box>
        </draw:frame>
        <draw:line draw:style-name="gr6" draw:text-style-name="P2" draw:layer="layout" svg:x1="20.4cm" svg:y1="2.1cm" svg:x2="10.2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6-02-23T16:36:40.806782888</meta:creation-date>
    <dc:date>2016-03-10T16:18:36.084945082</dc:date>
    <dc:creator>acs </dc:creator>
    <meta:editing-duration>PT2H54M26S</meta:editing-duration>
    <meta:editing-cycles>10</meta:editing-cycles>
    <meta:generator>LibreOffice/5.0.5.2$Linux_X86_64 LibreOffice_project/00m0$Build-2</meta:generator>
    <meta:document-statistic meta:object-count="27"/>
  </office:meta>
</office:document-meta>
</file>